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4" style:family="table">
      <style:table-properties style:width="17cm" table:align="left"/>
    </style:style>
    <style:style style:name="Tabela4.A" style:family="table-column">
      <style:table-column-properties style:column-width="2.632cm"/>
    </style:style>
    <style:style style:name="Tabela4.B" style:family="table-column">
      <style:table-column-properties style:column-width="10.97cm"/>
    </style:style>
    <style:style style:name="Tabela4.C" style:family="table-column">
      <style:table-column-properties style:column-width="3.399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2.792cm"/>
    </style:style>
    <style:style style:name="Tabela5.B" style:family="table-column">
      <style:table-column-properties style:column-width="6.652cm"/>
    </style:style>
    <style:style style:name="Tabela5.C" style:family="table-column">
      <style:table-column-properties style:column-width="7.557cm"/>
    </style:style>
    <style:style style:name="Tabela5.A1" style:family="table-cell">
      <style:table-cell-properties style:vertical-align="middle" fo:padding="0.049cm" fo:border="none"/>
    </style:style>
    <style:style style:name="Tabela5.8" style:family="table-row">
      <style:table-row-properties style:min-row-height="0.173cm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6.475cm"/>
    </style:style>
    <style:style style:name="Tabela6.B" style:family="table-column">
      <style:table-column-properties style:column-width="5.777cm"/>
    </style:style>
    <style:style style:name="Tabela6.C" style:family="table-column">
      <style:table-column-properties style:column-width="4.74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.856cm"/>
    </style:style>
    <style:style style:name="Tabela7.B" style:family="table-column">
      <style:table-column-properties style:column-width="6.542cm"/>
    </style:style>
    <style:style style:name="Tabela7.C" style:family="table-column">
      <style:table-column-properties style:column-width="8.602cm"/>
    </style:style>
    <style:style style:name="Tabela7.A1" style:family="table-cell">
      <style:table-cell-properties style:vertical-align="middle" fo:padding="0.049cm" fo:border="none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61cm"/>
    </style:style>
    <style:style style:name="Tabela1.B" style:family="table-column">
      <style:table-column-properties style:column-width="2.164cm"/>
    </style:style>
    <style:style style:name="Tabela1.C" style:family="table-column">
      <style:table-column-properties style:column-width="11.57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87a07" officeooo:paragraph-rsid="00187a07"/>
    </style:style>
    <style:style style:name="P2" style:family="paragraph" style:parent-style-name="Standard">
      <style:text-properties officeooo:rsid="0018bab5" officeooo:paragraph-rsid="0018bab5"/>
    </style:style>
    <style:style style:name="P3" style:family="paragraph" style:parent-style-name="Standard">
      <style:text-properties officeooo:rsid="001a04e2" officeooo:paragraph-rsid="001a04e2"/>
    </style:style>
    <style:style style:name="P4" style:family="paragraph" style:parent-style-name="Heading_20_3">
      <style:text-properties officeooo:rsid="001a04e2" officeooo:paragraph-rsid="001a04e2"/>
    </style:style>
    <style:style style:name="P5" style:family="paragraph" style:parent-style-name="Horizontal_20_Line">
      <style:text-properties officeooo:rsid="001a04e2"/>
    </style:style>
    <style:style style:name="P6" style:family="paragraph" style:parent-style-name="Heading_20_1">
      <style:text-properties officeooo:rsid="001a04e2"/>
    </style:style>
    <style:style style:name="P7" style:family="paragraph" style:parent-style-name="Text_20_body">
      <style:text-properties officeooo:rsid="001a04e2"/>
    </style:style>
    <style:style style:name="P8" style:family="paragraph" style:parent-style-name="Heading_20_2">
      <style:text-properties officeooo:rsid="001a04e2"/>
    </style:style>
    <style:style style:name="P9" style:family="paragraph" style:parent-style-name="Text_20_body" style:list-style-name="L1">
      <style:text-properties officeooo:rsid="001a04e2"/>
    </style:style>
    <style:style style:name="P10" style:family="paragraph" style:parent-style-name="Standard">
      <style:text-properties officeooo:rsid="001a04e2" officeooo:paragraph-rsid="001b1288"/>
    </style:style>
    <style:style style:name="P11" style:family="paragraph" style:parent-style-name="Heading_20_6">
      <style:text-properties officeooo:rsid="001a04e2"/>
    </style:style>
    <style:style style:name="P12" style:family="paragraph" style:parent-style-name="Text_20_body" style:list-style-name="L2">
      <style:text-properties officeooo:rsid="001a04e2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a04e2"/>
    </style:style>
    <style:style style:name="P14" style:family="paragraph" style:parent-style-name="Preformatted_20_Text">
      <style:paragraph-properties style:writing-mode="lr-tb"/>
      <style:text-properties officeooo:rsid="001a04e2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officeooo:rsid="001a04e2"/>
    </style:style>
    <style:style style:name="P16" style:family="paragraph" style:parent-style-name="Text_20_body" style:list-style-name="L3">
      <style:text-properties officeooo:rsid="001a04e2"/>
    </style:style>
    <style:style style:name="P17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a04e2"/>
    </style:style>
    <style:style style:name="P18" style:family="paragraph" style:parent-style-name="Standard">
      <style:text-properties officeooo:rsid="001a04e2" officeooo:paragraph-rsid="001cce5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a04e2"/>
    </style:style>
    <style:style style:name="P20" style:family="paragraph" style:parent-style-name="Heading_20_3">
      <style:text-properties officeooo:rsid="001a04e2"/>
    </style:style>
    <style:style style:name="P21" style:family="paragraph" style:parent-style-name="Text_20_body" style:list-style-name="L4">
      <style:text-properties officeooo:rsid="001a04e2"/>
    </style:style>
    <style:style style:name="P22" style:family="paragraph" style:parent-style-name="Standard" style:list-style-name="L5"/>
    <style:style style:name="T1" style:family="text">
      <style:text-properties officeooo:rsid="0018bab5"/>
    </style:style>
    <style:style style:name="T2" style:family="text">
      <style:text-properties officeooo:rsid="001cce5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awler Distribuído com RabbitMQ + Python + MongoDB</text:p>
      <text:p text:style-name="P1">1-Objetivo do projeto</text:p>
      <text:p text:style-name="P1"><text:tab/><text:span text:style-name="T1">O objetivo do projeto é propor um sistema distribuído de coleta e amarzenamento de dados </text:span></text:p>
      <text:p text:style-name="P2">do g1 rss </text:p>
      <text:p text:style-name="P2"/>
      <text:p text:style-name="P1">2-Tecnologias utilizadas</text:p>
      <text:p text:style-name="P1">3-Arquitetura da solução</text:p>
      <text:p text:style-name="P3">3.1 – organização do redis</text:p>
      <text:p text:style-name="P3"/>
      <text:h text:style-name="P4" text:outline-level="3"><text:span text:style-name="Strong_20_Emphasis"/></text:h>
      <text:p text:style-name="P5"/>
      <text:h text:style-name="P6" text:outline-level="1">🧩 Resumo visual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onceito Redis</text:p>
            </table:table-cell>
            <table:table-cell table:style-name="Tabela4.A1" office:value-type="string">
              <text:p text:style-name="Table_20_Heading">Exemplo de dado</text:p>
            </table:table-cell>
            <table:table-cell table:style-name="Tabela4.A1" office:value-type="string">
              <text:p text:style-name="Table_20_Heading">Feed G1 relacionado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String</text:span></text:p>
          </table:table-cell>
          <table:table-cell table:style-name="Tabela4.A1" office:value-type="string">
            <text:p text:style-name="Table_20_Contents"><text:span text:style-name="Source_20_Text">rss:last_run:economia</text:span> → <text:span text:style-name="Source_20_Text">"2025-10-12T18:30"</text:span></text:p>
          </table:table-cell>
          <table:table-cell table:style-name="Tabela4.A1" office:value-type="string">
            <text:p text:style-name="Table_20_Contents">Economia</text:p>
          </table:table-cell>
        </table:table-row>
        <table:table-row>
          <table:table-cell table:style-name="Tabela4.A1" office:value-type="string">
            <text:p text:style-name="Table_20_Contents"><text:span text:style-name="Source_20_Text">Set</text:span></text:p>
          </table:table-cell>
          <table:table-cell table:style-name="Tabela4.A1" office:value-type="string">
            <text:p text:style-name="Table_20_Contents"><text:span text:style-name="Source_20_Text">processed_links</text:span> → <text:span text:style-name="Source_20_Text">{g1_economia, g1_tecnologia, g1_politica}</text:span></text:p>
          </table:table-cell>
          <table:table-cell table:style-name="Tabela4.A1" office:value-type="string">
            <text:p text:style-name="Table_20_Contents">Todos</text:p>
          </table:table-cell>
        </table:table-row>
        <table:table-row>
          <table:table-cell table:style-name="Tabela4.A1" office:value-type="string">
            <text:p text:style-name="Table_20_Contents"><text:span text:style-name="Source_20_Text">Hash</text:span></text:p>
          </table:table-cell>
          <table:table-cell table:style-name="Tabela4.A1" office:value-type="string">
            <text:p text:style-name="Table_20_Contents"><text:span text:style-name="Source_20_Text">worker:1</text:span> → <text:span text:style-name="Source_20_Text">{status: ativo, tasks_done: 42}</text:span></text:p>
          </table:table-cell>
          <table:table-cell table:style-name="Tabela4.A1" office:value-type="string">
            <text:p text:style-name="Table_20_Contents">Todos</text:p>
          </table:table-cell>
        </table:table-row>
        <table:table-row>
          <table:table-cell table:style-name="Tabela4.A1" office:value-type="string">
            <text:p text:style-name="Table_20_Contents"><text:span text:style-name="Source_20_Text">List</text:span></text:p>
          </table:table-cell>
          <table:table-cell table:style-name="Tabela4.A1" office:value-type="string">
            <text:p text:style-name="Table_20_Contents"><text:span text:style-name="Source_20_Text">error_queue</text:span> → <text:span text:style-name="Source_20_Text">[links com erro]</text:span></text:p>
          </table:table-cell>
          <table:table-cell table:style-name="Tabela4.A1" office:value-type="string">
            <text:p text:style-name="Table_20_Contents">Todos</text:p>
          </table:table-cell>
        </table:table-row>
        <table:table-row>
          <table:table-cell table:style-name="Tabela4.A1" office:value-type="string">
            <text:p text:style-name="Table_20_Contents"><text:span text:style-name="Source_20_Text">TTL</text:span></text:p>
          </table:table-cell>
          <table:table-cell table:style-name="Tabela4.A1" office:value-type="string">
            <text:p text:style-name="Table_20_Contents"><text:span text:style-name="Source_20_Text">news:&lt;url&gt;</text:span> expira em 7 dias</text:p>
          </table:table-cell>
          <table:table-cell table:style-name="Tabela4.A1" office:value-type="string">
            <text:p text:style-name="Table_20_Contents">Todos</text:p>
          </table:table-cell>
        </table:table-row>
        <table:table-row>
          <table:table-cell table:style-name="Tabela4.A1" office:value-type="string">
            <text:p text:style-name="Table_20_Contents"><text:span text:style-name="Source_20_Text">Pub/Sub</text:span></text:p>
          </table:table-cell>
          <table:table-cell table:style-name="Tabela4.A1" office:value-type="string">
            <text:p text:style-name="Table_20_Contents"><text:span text:style-name="Source_20_Text">crawler_events</text:span> → “Nova notícia coletada”</text:p>
          </table:table-cell>
          <table:table-cell table:style-name="Tabela4.A1" office:value-type="string">
            <text:p text:style-name="Table_20_Contents">Todos</text:p>
          </table:table-cell>
        </table:table-row>
        <table:table-row>
          <table:table-cell table:style-name="Tabela4.A1" office:value-type="string">
            <text:p text:style-name="Table_20_Contents"><text:span text:style-name="Source_20_Text">DLX + Redis</text:span></text:p>
          </table:table-cell>
          <table:table-cell table:style-name="Tabela4.A1" office:value-type="string">
            <text:p text:style-name="Table_20_Contents"><text:span text:style-name="Source_20_Text">dlx_queue</text:span> → links com falha permanente</text:p>
          </table:table-cell>
          <table:table-cell table:style-name="Tabela4.A1" office:value-type="string">
            <text:p text:style-name="Table_20_Contents">Todos</text:p>
          </table:table-cell>
        </table:table-row>
      </table:table>
      <text:p text:style-name="P5"/>
      <text:p text:style-name="P7"/>
      <text:p text:style-name="P5"/>
      <text:h text:style-name="P6" text:outline-level="1">🧩 Estrutura Redis resumida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Redis</text:p>
            </table:table-cell>
            <table:table-cell table:style-name="Tabela5.A1" office:value-type="string">
              <text:p text:style-name="Table_20_Heading">Chave / Exemplo</text:p>
            </table:table-cell>
            <table:table-cell table:style-name="Tabela5.A1" office:value-type="string">
              <text:p text:style-name="Table_20_Heading">Conteúdo / Função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trong_20_Emphasis">Set</text:span></text:p>
          </table:table-cell>
          <table:table-cell table:style-name="Tabela5.A1" office:value-type="string">
            <text:p text:style-name="Table_20_Contents"><text:span text:style-name="Source_20_Text">processed_links:economia</text:span></text:p>
          </table:table-cell>
          <table:table-cell table:style-name="Tabela5.A1" office:value-type="string">
            <text:p text:style-name="Table_20_Contents">URLs processadas do feed Economia (evita duplicidade)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Set</text:span></text:p>
          </table:table-cell>
          <table:table-cell table:style-name="Tabela5.A1" office:value-type="string">
            <text:p text:style-name="Table_20_Contents"><text:span text:style-name="Source_20_Text">processed_links:tecnologia</text:span></text:p>
          </table:table-cell>
          <table:table-cell table:style-name="Tabela5.A1" office:value-type="string">
            <text:p text:style-name="Table_20_Contents">URLs processadas do feed Tecnologia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Set</text:span></text:p>
          </table:table-cell>
          <table:table-cell table:style-name="Tabela5.A1" office:value-type="string">
            <text:p text:style-name="Table_20_Contents"><text:span text:style-name="Source_20_Text">processed_links:politica</text:span></text:p>
          </table:table-cell>
          <table:table-cell table:style-name="Tabela5.A1" office:value-type="string">
            <text:p text:style-name="Table_20_Contents">URLs processadas do feed Política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Set</text:span></text:p>
          </table:table-cell>
          <table:table-cell table:style-name="Tabela5.A1" office:value-type="string">
            <text:p text:style-name="Table_20_Contents"><text:span text:style-name="Source_20_Text">processed_links:para</text:span></text:p>
          </table:table-cell>
          <table:table-cell table:style-name="Tabela5.A1" office:value-type="string">
            <text:p text:style-name="Table_20_Contents">URLs processadas do feed Pará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Set</text:span></text:p>
          </table:table-cell>
          <table:table-cell table:style-name="Tabela5.A1" office:value-type="string">
            <text:p text:style-name="Table_20_Contents"><text:span text:style-name="Source_20_Text">processed_links:ribeirao_preto</text:span></text:p>
          </table:table-cell>
          <table:table-cell table:style-name="Tabela5.A1" office:value-type="string">
            <text:p text:style-name="Table_20_Contents">URLs processadas do feed Ribeirão Preto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Hash</text:span></text:p>
          </table:table-cell>
          <table:table-cell table:style-name="Tabela5.A1" office:value-type="string">
            <text:p text:style-name="Table_20_Contents"><text:span text:style-name="Source_20_Text">processed_links_dates</text:span></text:p>
          </table:table-cell>
          <table:table-cell table:style-name="Tabela5.A1" office:value-type="string">
            <text:p text:style-name="Table_20_Contents">Mapeia cada link → timestamp da execução (data/hora que foi processado)</text:p>
          </table:table-cell>
        </table:table-row>
        <table:table-row table:style-name="Tabela5.8">
          <table:table-cell table:style-name="Tabela5.A1" office:value-type="string">
            <text:p text:style-name="Table_20_Contents"><text:span text:style-name="Strong_20_Emphasis">Hash</text:span></text:p>
          </table:table-cell>
          <table:table-cell table:style-name="Tabela5.A1" office:value-type="string">
            <text:p text:style-name="Table_20_Contents"><text:span text:style-name="Source_20_Text">worker:1</text:span></text:p>
          </table:table-cell>
          <table:table-cell table:style-name="Tabela5.A1" office:value-type="string">
            <text:p text:style-name="Table_20_Contents">Status do worker: <text:span text:style-name="Source_20_Text">status</text:span>, <text:span text:style-name="Source_20_Text">current_task</text:span>, <text:span text:style-name="Source_20_Text">tasks_done</text:span>, <text:soft-page-break/><text:span text:style-name="Source_20_Text">errors</text:span>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List</text:span></text:p>
          </table:table-cell>
          <table:table-cell table:style-name="Tabela5.A1" office:value-type="string">
            <text:p text:style-name="Table_20_Contents"><text:span text:style-name="Source_20_Text">error_queue</text:span></text:p>
          </table:table-cell>
          <table:table-cell table:style-name="Tabela5.A1" office:value-type="string">
            <text:p text:style-name="Table_20_Contents">Links que falharam no processamento e precisam de retry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List</text:span></text:p>
          </table:table-cell>
          <table:table-cell table:style-name="Tabela5.A1" office:value-type="string">
            <text:p text:style-name="Table_20_Contents"><text:span text:style-name="Source_20_Text">dlx_queue</text:span></text:p>
          </table:table-cell>
          <table:table-cell table:style-name="Tabela5.A1" office:value-type="string">
            <text:p text:style-name="Table_20_Contents">Links que foram para a <text:span text:style-name="Strong_20_Emphasis">Dead Letter Queue (DLX)</text:span> do RabbitMQ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String</text:span></text:p>
          </table:table-cell>
          <table:table-cell table:style-name="Tabela5.A1" office:value-type="string">
            <text:p text:style-name="Table_20_Contents"><text:span text:style-name="Source_20_Text">rss:last_run:&lt;categoria&gt;</text:span></text:p>
          </table:table-cell>
          <table:table-cell table:style-name="Tabela5.A1" office:value-type="string">
            <text:p text:style-name="Table_20_Contents">Última execução de cada feed RSS (<text:span text:style-name="Source_20_Text">economia</text:span>, <text:span text:style-name="Source_20_Text">tecnologia</text:span>, etc.)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Sorted Set (opcional)</text:span></text:p>
          </table:table-cell>
          <table:table-cell table:style-name="Tabela5.A1" office:value-type="string">
            <text:p text:style-name="Table_20_Contents"><text:span text:style-name="Source_20_Text">processed_links_sorted</text:span></text:p>
          </table:table-cell>
          <table:table-cell table:style-name="Tabela5.A1" office:value-type="string">
            <text:p text:style-name="Table_20_Contents">Links processados ordenados por timestamp (cronológico)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Pub/Sub</text:span></text:p>
          </table:table-cell>
          <table:table-cell table:style-name="Tabela5.A1" office:value-type="string">
            <text:p text:style-name="Table_20_Contents"><text:span text:style-name="Source_20_Text">crawler_events</text:span></text:p>
          </table:table-cell>
          <table:table-cell table:style-name="Tabela5.A1" office:value-type="string">
            <text:p text:style-name="Table_20_Contents">Notificações em tempo real de links processados ou erros</text:p>
          </table:table-cell>
        </table:table-row>
      </table:table>
      <text:p text:style-name="P5"/>
      <text:h text:style-name="P8" text:outline-level="2"/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Conceito</text:p>
            </table:table-cell>
            <table:table-cell table:style-name="Tabela6.A1" office:value-type="string">
              <text:p text:style-name="Table_20_Heading">Como é usado</text:p>
            </table:table-cell>
            <table:table-cell table:style-name="Tabela6.A1" office:value-type="string">
              <text:p text:style-name="Table_20_Heading">Benefíci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trong_20_Emphasis">Hash </text:span><text:span text:style-name="Strong_20_Emphasis"><text:span text:style-name="Source_20_Text">worker:&lt;id&gt;</text:span></text:span></text:p>
          </table:table-cell>
          <table:table-cell table:style-name="Tabela6.A1" office:value-type="string">
            <text:p text:style-name="Table_20_Contents">Guarda status, tarefas atuais, contadores de sucesso e erro</text:p>
          </table:table-cell>
          <table:table-cell table:style-name="Tabela6.A1" office:value-type="string">
            <text:p text:style-name="Table_20_Contents">Monitoramento em tempo real do worker</text:p>
          </table:table-cell>
        </table:table-row>
        <table:table-row>
          <table:table-cell table:style-name="Tabela6.A1" office:value-type="string">
            <text:p text:style-name="Table_20_Contents"><text:span text:style-name="Strong_20_Emphasis">Set </text:span><text:span text:style-name="Strong_20_Emphasis"><text:span text:style-name="Source_20_Text">processed_links:&lt;categoria&gt;</text:span></text:span></text:p>
          </table:table-cell>
          <table:table-cell table:style-name="Tabela6.A1" office:value-type="string">
            <text:p text:style-name="Table_20_Contents">Evita duplicidade de URLs</text:p>
          </table:table-cell>
          <table:table-cell table:style-name="Tabela6.A1" office:value-type="string">
            <text:p text:style-name="Table_20_Contents">Garantia de idempotência distribuída</text:p>
          </table:table-cell>
        </table:table-row>
        <table:table-row>
          <table:table-cell table:style-name="Tabela6.A1" office:value-type="string">
            <text:p text:style-name="Table_20_Contents"><text:span text:style-name="Strong_20_Emphasis">Hash </text:span><text:span text:style-name="Strong_20_Emphasis"><text:span text:style-name="Source_20_Text">processed_links_dates</text:span></text:span></text:p>
          </table:table-cell>
          <table:table-cell table:style-name="Tabela6.A1" office:value-type="string">
            <text:p text:style-name="Table_20_Contents">Guarda timestamp de processamento</text:p>
          </table:table-cell>
          <table:table-cell table:style-name="Tabela6.A1" office:value-type="string">
            <text:p text:style-name="Table_20_Contents">Auditoria e histórico</text:p>
          </table:table-cell>
        </table:table-row>
        <table:table-row>
          <table:table-cell table:style-name="Tabela6.A1" office:value-type="string">
            <text:p text:style-name="Table_20_Contents"><text:span text:style-name="Strong_20_Emphasis">RabbitMQ Fila </text:span><text:span text:style-name="Strong_20_Emphasis"><text:span text:style-name="Source_20_Text">noticias</text:span></text:span></text:p>
          </table:table-cell>
          <table:table-cell table:style-name="Tabela6.A1" office:value-type="string">
            <text:p text:style-name="Table_20_Contents">Distribui links para múltiplos workers</text:p>
          </table:table-cell>
          <table:table-cell table:style-name="Tabela6.A1" office:value-type="string">
            <text:p text:style-name="Table_20_Contents">Escalabilidade horizontal</text:p>
          </table:table-cell>
        </table:table-row>
        <table:table-row>
          <table:table-cell table:style-name="Tabela6.A1" office:value-type="string">
            <text:p text:style-name="Table_20_Contents"><text:span text:style-name="Strong_20_Emphasis">RabbitMQ DLX </text:span><text:span text:style-name="Strong_20_Emphasis"><text:span text:style-name="Source_20_Text">dlx_noticias</text:span></text:span></text:p>
          </table:table-cell>
          <table:table-cell table:style-name="Tabela6.A1" office:value-type="string">
            <text:p text:style-name="Table_20_Contents">Recebe links que falharam</text:p>
          </table:table-cell>
          <table:table-cell table:style-name="Tabela6.A1" office:value-type="string">
            <text:p text:style-name="Table_20_Contents">Resiliência e retry controlado</text:p>
          </table:table-cell>
        </table:table-row>
      </table:table>
      <text:h text:style-name="P8" text:outline-level="2"><text:line-break/><text:line-break/><text:line-break/>💡 Observações importantes</text:h>
      <text:list text:style-name="L1">
        <text:list-item>
          <text:p text:style-name="P9"><text:span text:style-name="Strong_20_Emphasis">Sets</text:span> → controlam duplicidade de links por feed.</text:p>
        </text:list-item>
        <text:list-item>
          <text:p text:style-name="P9"><text:span text:style-name="Strong_20_Emphasis">Hash </text:span><text:span text:style-name="Strong_20_Emphasis"><text:span text:style-name="Source_20_Text">processed_links_dates</text:span></text:span> → armazena a data de processamento.</text:p>
        </text:list-item>
        <text:list-item>
          <text:p text:style-name="P9"><text:span text:style-name="Strong_20_Emphasis">Listas </text:span><text:span text:style-name="Strong_20_Emphasis"><text:span text:style-name="Source_20_Text">error_queue</text:span></text:span><text:span text:style-name="Strong_20_Emphasis"> e </text:span><text:span text:style-name="Strong_20_Emphasis"><text:span text:style-name="Source_20_Text">dlx_queue</text:span></text:span> → suporte a falhas e retry.</text:p>
        </text:list-item>
        <text:list-item>
          <text:p text:style-name="P9"><text:span text:style-name="Strong_20_Emphasis">Strings </text:span><text:span text:style-name="Strong_20_Emphasis"><text:span text:style-name="Source_20_Text">rss:last_run:*</text:span></text:span> → monitoramento simples de execução.</text:p>
        </text:list-item>
        <text:list-item>
          <text:p text:style-name="P9"><text:span text:style-name="Strong_20_Emphasis">Sorted Set (opcional)</text:span> → ordenação por timestamp para auditoria ou relatórios.</text:p>
        </text:list-item>
        <text:list-item>
          <text:p text:style-name="P9"><text:span text:style-name="Strong_20_Emphasis">Pub/Sub</text:span> → mensagens em tempo real para dashboard ou logs.</text:p>
        </text:list-item>
      </text:list>
      <text:p text:style-name="P10">Crie o contador de links processados e depois os links que deram erro</text:p>
      <text:h text:style-name="P11" text:outline-level="6">O ChatGPT disse:</text:h>
      <text:p text:style-name="P7">Perfeito! Vamos criar <text:span text:style-name="Strong_20_Emphasis">um exemplo completo em Python</text:span> para o seu <text:span text:style-name="Strong_20_Emphasis">Crawler Distribuído</text:span>, integrando <text:span text:style-name="Strong_20_Emphasis">Redis + RabbitMQ + MongoDB</text:span>, que:</text:p>
      <text:list text:style-name="L2">
        <text:list-item>
          <text:p text:style-name="P12"><text:soft-page-break/>Mantém um <text:span text:style-name="Strong_20_Emphasis">contador de links processados com sucesso</text:span> por worker.</text:p>
        </text:list-item>
        <text:list-item>
          <text:p text:style-name="P12">Armazena os <text:span text:style-name="Strong_20_Emphasis">links que deram erro</text:span> em uma lista (<text:span text:style-name="Source_20_Text">error_queue</text:span>) no Redis para reprocessamento.</text:p>
        </text:list-item>
      </text:list>
      <text:p text:style-name="P5"/>
      <text:h text:style-name="P6" text:outline-level="1">🧩 Estrutura Redis usada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Tipo Redis</text:p>
            </table:table-cell>
            <table:table-cell table:style-name="Tabela7.A1" office:value-type="string">
              <text:p text:style-name="Table_20_Heading">Chave</text:p>
            </table:table-cell>
            <table:table-cell table:style-name="Tabela7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7.A1" office:value-type="string">
            <text:p text:style-name="Table_20_Contents">Hash</text:p>
          </table:table-cell>
          <table:table-cell table:style-name="Tabela7.A1" office:value-type="string">
            <text:p text:style-name="Table_20_Contents"><text:span text:style-name="Source_20_Text">worker:&lt;id&gt;</text:span></text:p>
          </table:table-cell>
          <table:table-cell table:style-name="Tabela7.A1" office:value-type="string">
            <text:p text:style-name="Table_20_Contents">Status do worker, tarefas feitas (<text:span text:style-name="Source_20_Text">tasks_done</text:span>), erros (<text:span text:style-name="Source_20_Text">errors</text:span>)</text:p>
          </table:table-cell>
        </table:table-row>
        <table:table-row>
          <table:table-cell table:style-name="Tabela7.A1" office:value-type="string">
            <text:p text:style-name="Table_20_Contents">List</text:p>
          </table:table-cell>
          <table:table-cell table:style-name="Tabela7.A1" office:value-type="string">
            <text:p text:style-name="Table_20_Contents"><text:span text:style-name="Source_20_Text">error_queue</text:span></text:p>
          </table:table-cell>
          <table:table-cell table:style-name="Tabela7.A1" office:value-type="string">
            <text:p text:style-name="Table_20_Contents">Armazena links que falharam no processamento</text:p>
          </table:table-cell>
        </table:table-row>
        <table:table-row>
          <table:table-cell table:style-name="Tabela7.A1" office:value-type="string">
            <text:p text:style-name="Table_20_Contents">Set</text:p>
          </table:table-cell>
          <table:table-cell table:style-name="Tabela7.A1" office:value-type="string">
            <text:p text:style-name="Table_20_Contents"><text:span text:style-name="Source_20_Text">processed_links:&lt;categoria&gt;</text:span></text:p>
          </table:table-cell>
          <table:table-cell table:style-name="Tabela7.A1" office:value-type="string">
            <text:p text:style-name="Table_20_Contents">Evita duplicidade de links</text:p>
          </table:table-cell>
        </table:table-row>
        <table:table-row>
          <table:table-cell table:style-name="Tabela7.A1" office:value-type="string">
            <text:p text:style-name="Table_20_Contents">Hash</text:p>
          </table:table-cell>
          <table:table-cell table:style-name="Tabela7.A1" office:value-type="string">
            <text:p text:style-name="Table_20_Contents"><text:span text:style-name="Source_20_Text">processed_links_dates</text:span></text:p>
          </table:table-cell>
          <table:table-cell table:style-name="Tabela7.A1" office:value-type="string">
            <text:p text:style-name="Table_20_Contents">Armazena data/hora de processamento de cada link</text:p>
          </table:table-cell>
        </table:table-row>
      </table:table>
      <text:p text:style-name="P5"/>
      <text:h text:style-name="P6" text:outline-level="1">🔹 Exemplo Python completo</text:h>
      <text:p text:style-name="P13"><text:span text:style-name="Source_20_Text">import json</text:span></text:p>
      <text:p text:style-name="P14"><text:span text:style-name="Source_20_Text">import redis</text:span></text:p>
      <text:p text:style-name="P14"><text:span text:style-name="Source_20_Text">import pika</text:span></text:p>
      <text:p text:style-name="P14"><text:span text:style-name="Source_20_Text">import requests</text:span></text:p>
      <text:p text:style-name="P14"><text:span text:style-name="Source_20_Text">from pymongo import MongoClient</text:span></text:p>
      <text:p text:style-name="P14"><text:span text:style-name="Source_20_Text">from datetime import datetime</text:span></text:p>
      <text:p text:style-name="P14"/>
      <text:p text:style-name="P14"><text:span text:style-name="Source_20_Text"># Conexão Redis</text:span></text:p>
      <text:p text:style-name="P14"><text:span text:style-name="Source_20_Text">r = redis.Redis(host="redis", port=6379, decode_responses=True)</text:span></text:p>
      <text:p text:style-name="P14"><text:span text:style-name="Source_20_Text">worker_id = 1</text:span></text:p>
      <text:p text:style-name="P14"/>
      <text:p text:style-name="P14"><text:span text:style-name="Source_20_Text"># Inicializa worker no Redis</text:span></text:p>
      <text:p text:style-name="P14"><text:span text:style-name="Source_20_Text">r.hset(f"worker:{worker_id}", mapping={</text:span></text:p>
      <text:p text:style-name="P14"><text:span text:style-name="Source_20_Text"><text:s text:c="4"/>"status": "ativo",</text:span></text:p>
      <text:p text:style-name="P14"><text:span text:style-name="Source_20_Text"><text:s text:c="4"/>"current_task": "",</text:span></text:p>
      <text:p text:style-name="P14"><text:span text:style-name="Source_20_Text"><text:s text:c="4"/>"tasks_done": 0,</text:span></text:p>
      <text:p text:style-name="P14"><text:span text:style-name="Source_20_Text"><text:s text:c="4"/>"errors": 0</text:span></text:p>
      <text:p text:style-name="P14"><text:span text:style-name="Source_20_Text">})</text:span></text:p>
      <text:p text:style-name="P14"/>
      <text:p text:style-name="P14"><text:span text:style-name="Source_20_Text"># Conexão MongoDB</text:span></text:p>
      <text:p text:style-name="P14"><text:span text:style-name="Source_20_Text">mongo = MongoClient("mongodb://admin:admin123@mongodb:27017/")</text:span></text:p>
      <text:p text:style-name="P14"><text:span text:style-name="Source_20_Text">db = mongo["crawler_g1"]</text:span></text:p>
      <text:p text:style-name="P14"><text:span text:style-name="Source_20_Text">collection = db["noticias"]</text:span></text:p>
      <text:p text:style-name="P14"/>
      <text:p text:style-name="P14"><text:span text:style-name="Source_20_Text"># Conexão RabbitMQ</text:span></text:p>
      <text:p text:style-name="P14"><text:span text:style-name="Source_20_Text">connection = pika.BlockingConnection(pika.ConnectionParameters('rabbitmq'))</text:span></text:p>
      <text:p text:style-name="P14"><text:span text:style-name="Source_20_Text">channel = connection.channel()</text:span></text:p>
      <text:p text:style-name="P14"><text:span text:style-name="Source_20_Text">channel.queue_declare(queue='noticias', durable=True)</text:span></text:p>
      <text:p text:style-name="P14"/>
      <text:p text:style-name="P14"><text:span text:style-name="Source_20_Text">def processar_link(link, categoria):</text:span></text:p>
      <text:p text:style-name="P14"><text:span text:style-name="Source_20_Text"><text:s text:c="4"/>"""Processa o link, salva no MongoDB e atualiza Redis."""</text:span></text:p>
      <text:p text:style-name="P14"><text:span text:style-name="Source_20_Text"><text:s text:c="4"/># Atualiza tarefa atual do worker</text:span></text:p>
      <text:p text:style-name="P14"><text:span text:style-name="Source_20_Text"><text:s text:c="4"/>r.hset(f"worker:{worker_id}", "current_task", link)</text:span></text:p>
      <text:p text:style-name="P14"><text:span text:style-name="Source_20_Text"><text:s text:c="4"/></text:span></text:p>
      <text:p text:style-name="P14"><text:soft-page-break/><text:span text:style-name="Source_20_Text"><text:s text:c="4"/>try:</text:span></text:p>
      <text:p text:style-name="P14"><text:span text:style-name="Source_20_Text"><text:s text:c="8"/>response = requests.get(link, timeout=10)</text:span></text:p>
      <text:p text:style-name="P14"><text:span text:style-name="Source_20_Text"><text:s text:c="8"/>doc = {</text:span></text:p>
      <text:p text:style-name="P14"><text:span text:style-name="Source_20_Text"><text:s text:c="12"/>"link": link,</text:span></text:p>
      <text:p text:style-name="P14"><text:span text:style-name="Source_20_Text"><text:s text:c="12"/>"categoria": categoria,</text:span></text:p>
      <text:p text:style-name="P14"><text:span text:style-name="Source_20_Text"><text:s text:c="12"/>"conteudo": response.text[:500], <text:s/># exemplo resumido</text:span></text:p>
      <text:p text:style-name="P14"><text:span text:style-name="Source_20_Text"><text:s text:c="12"/>"coletado_em": datetime.now().isoformat()</text:span></text:p>
      <text:p text:style-name="P14"><text:span text:style-name="Source_20_Text"><text:s text:c="8"/>}</text:span></text:p>
      <text:p text:style-name="P14"><text:span text:style-name="Source_20_Text"><text:s text:c="8"/>collection.insert_one(doc)</text:span></text:p>
      <text:p text:style-name="P14"/>
      <text:p text:style-name="P14"><text:span text:style-name="Source_20_Text"><text:s text:c="8"/># Atualiza contador de links processados</text:span></text:p>
      <text:p text:style-name="P14"><text:span text:style-name="Source_20_Text"><text:s text:c="8"/>r.hincrby(f"worker:{worker_id}", "tasks_done", 1)</text:span></text:p>
      <text:p text:style-name="P14"/>
      <text:p text:style-name="P14"><text:span text:style-name="Source_20_Text"><text:s text:c="8"/># Marca link como processado e salva data</text:span></text:p>
      <text:p text:style-name="P14"><text:span text:style-name="Source_20_Text"><text:s text:c="8"/>r.sadd(f"processed_links:{categoria}", link)</text:span></text:p>
      <text:p text:style-name="P14"><text:span text:style-name="Source_20_Text"><text:s text:c="8"/>r.hset("processed_links_dates", link, datetime.now().isoformat())</text:span></text:p>
      <text:p text:style-name="P14"/>
      <text:p text:style-name="P14"><text:span text:style-name="Source_20_Text"><text:s text:c="8"/>print(f"[OK] {link} processado com sucesso!")</text:span></text:p>
      <text:p text:style-name="P14"/>
      <text:p text:style-name="P14"><text:span text:style-name="Source_20_Text"><text:s text:c="4"/>except Exception as e:</text:span></text:p>
      <text:p text:style-name="P14"><text:span text:style-name="Source_20_Text"><text:s text:c="8"/># Incrementa contador de erros</text:span></text:p>
      <text:p text:style-name="P14"><text:span text:style-name="Source_20_Text"><text:s text:c="8"/>r.hincrby(f"worker:{worker_id}", "errors", 1)</text:span></text:p>
      <text:p text:style-name="P14"><text:span text:style-name="Source_20_Text"><text:s text:c="8"/># Salva link na lista de erros</text:span></text:p>
      <text:p text:style-name="P14"><text:span text:style-name="Source_20_Text"><text:s text:c="8"/>r.lpush("error_queue", json.dumps({"link": link, "categoria": categoria}))</text:span></text:p>
      <text:p text:style-name="P14"><text:span text:style-name="Source_20_Text"><text:s text:c="8"/>print(f"[ERRO] {link} -&gt; {e}")</text:span></text:p>
      <text:p text:style-name="P14"><text:span text:style-name="Source_20_Text"><text:s text:c="8"/>raise e</text:span></text:p>
      <text:p text:style-name="P14"/>
      <text:p text:style-name="P14"><text:span text:style-name="Source_20_Text">def callback(ch, method, properties, body):</text:span></text:p>
      <text:p text:style-name="P14"><text:span text:style-name="Source_20_Text"><text:s text:c="4"/>data = json.loads(body)</text:span></text:p>
      <text:p text:style-name="P14"><text:span text:style-name="Source_20_Text"><text:s text:c="4"/>link = data["link"]</text:span></text:p>
      <text:p text:style-name="P14"><text:span text:style-name="Source_20_Text"><text:s text:c="4"/>categoria = data["categoria"]</text:span></text:p>
      <text:p text:style-name="P14"><text:span text:style-name="Source_20_Text"><text:s text:c="4"/>try:</text:span></text:p>
      <text:p text:style-name="P14"><text:span text:style-name="Source_20_Text"><text:s text:c="8"/>processar_link(link, categoria)</text:span></text:p>
      <text:p text:style-name="P14"><text:span text:style-name="Source_20_Text"><text:s text:c="8"/>ch.basic_ack(delivery_tag=method.delivery_tag)</text:span></text:p>
      <text:p text:style-name="P14"><text:span text:style-name="Source_20_Text"><text:s text:c="4"/>except:</text:span></text:p>
      <text:p text:style-name="P14"><text:span text:style-name="Source_20_Text"><text:s text:c="8"/># envia para DLX (fila morta do RabbitMQ)</text:span></text:p>
      <text:p text:style-name="P14"><text:span text:style-name="Source_20_Text"><text:s text:c="8"/>ch.basic_nack(delivery_tag=method.delivery_tag, requeue=False)</text:span></text:p>
      <text:p text:style-name="P14"/>
      <text:p text:style-name="P14"><text:span text:style-name="Source_20_Text">channel.basic_qos(prefetch_count=1)</text:span></text:p>
      <text:p text:style-name="P14"><text:span text:style-name="Source_20_Text">channel.basic_consume(queue='noticias', on_message_callback=callback)</text:span></text:p>
      <text:p text:style-name="P14"/>
      <text:p text:style-name="P14"><text:span text:style-name="Source_20_Text">print(f"Worker {worker_id} aguardando mensagens...")</text:span></text:p>
      <text:p text:style-name="P15"><text:span text:style-name="Source_20_Text">channel.start_consuming()</text:span></text:p>
      <text:p text:style-name="P5"/>
      <text:h text:style-name="P6" text:outline-level="1">🔹 O que acontece nesse código</text:h>
      <text:list text:style-name="L3">
        <text:list-item>
          <text:p text:style-name="P16"><text:span text:style-name="Strong_20_Emphasis">Contador de links processados:</text:span></text:p>
          <text:p text:style-name="P17"><text:span text:style-name="Source_20_Text">r.hincrby(f"worker:{worker_id}", "tasks_done", 1)</text:span></text:p>
          <text:p text:style-name="P16">Cada vez que um link é processado com sucesso, o Redis incrementa o contador.</text:p>
        </text:list-item>
        <text:list-item>
          <text:p text:style-name="P16"><text:span text:style-name="Strong_20_Emphasis">Links que deram erro:</text:span></text:p>
          <text:p text:style-name="P17"><text:span text:style-name="Source_20_Text">r.lpush("error_queue", json.dumps({"link": link, "categoria": categoria}))</text:span></text:p>
          <text:p text:style-name="P16"><text:soft-page-break/>Links com falha são adicionados na lista <text:span text:style-name="Source_20_Text">error_queue</text:span> no Redis, para reprocessamento manual ou automático.</text:p>
        </text:list-item>
        <text:list-item>
          <text:p text:style-name="P16"><text:span text:style-name="Strong_20_Emphasis">Monitoramento do worker:</text:span></text:p>
          <text:list>
            <text:list-item>
              <text:p text:style-name="P16"><text:span text:style-name="Source_20_Text">status</text:span>: <text:span text:style-name="Source_20_Text">"ativo"</text:span></text:p>
            </text:list-item>
            <text:list-item>
              <text:p text:style-name="P16"><text:span text:style-name="Source_20_Text">current_task</text:span>: link em processamento</text:p>
            </text:list-item>
            <text:list-item>
              <text:p text:style-name="P16"><text:span text:style-name="Source_20_Text">tasks_done</text:span>: links processados com sucesso</text:p>
            </text:list-item>
            <text:list-item>
              <text:p text:style-name="P16"><text:span text:style-name="Source_20_Text">errors</text:span>: links com erro</text:p>
            </text:list-item>
          </text:list>
        </text:list-item>
        <text:list-item>
          <text:p text:style-name="P16"><text:span text:style-name="Strong_20_Emphasis">Evita duplicidade de links</text:span> usando Redis Set por categoria:</text:p>
          <text:p text:style-name="P17"><text:span text:style-name="Source_20_Text">r.sadd(f"processed_links:{categoria}", link)</text:span></text:p>
        </text:list-item>
      </text:list>
      <text:p text:style-name="P5"/>
      <text:p text:style-name="P7">Se você quiser, posso criar <text:span text:style-name="Strong_20_Emphasis">uma função de reprocessamento automático da </text:span><text:span text:style-name="Strong_20_Emphasis"><text:span text:style-name="Source_20_Text">error_queue</text:span></text:span>, que pega os links com falha, tenta processar novamente e atualiza o Redis. Isso deixa o crawler <text:span text:style-name="Strong_20_Emphasis">resiliente e totalmente automatizado</text:span>.</text:p>
      <text:p text:style-name="P7">Quer que eu faça isso?</text:p>
      <text:p text:style-name="P18"><text:span text:style-name="T2">Estrutura do banco nosql<text:line-break/></text:span>🧩 Estrutura MongoDB sugerida</text:p>
      <text:h text:style-name="P8" text:outline-level="2">1️⃣ Banco de dados</text:h>
      <text:p text:style-name="P19"><text:span text:style-name="Source_20_Text">Nome do banco: crawler_g1</text:span></text:p>
      <text:p text:style-name="P5"/>
      <text:h text:style-name="P8" text:outline-level="2">2️⃣ Coleção principal</text:h>
      <text:p text:style-name="P19"><text:span text:style-name="Source_20_Text">Coleção: noticias</text:span></text:p>
      <text:h text:style-name="P20" text:outline-level="3">Documentos (<text:span text:style-name="Source_20_Text">JSON</text:span>) de exemplo:</text:h>
      <text:p text:style-name="P13"><text:span text:style-name="Source_20_Text">{</text:span></text:p>
      <text:p text:style-name="P14"><text:span text:style-name="Source_20_Text"><text:s text:c="2"/>"_id": ObjectId("..."),</text:span></text:p>
      <text:p text:style-name="P14"><text:span text:style-name="Source_20_Text"><text:s text:c="2"/>"link": "https://g1.globo.com/economia/noticia/2025/10/12/inflacao-cai-em-setembro.html",</text:span></text:p>
      <text:p text:style-name="P14"><text:span text:style-name="Source_20_Text"><text:s text:c="2"/>"titulo": "Inflação cai em setembro",</text:span></text:p>
      <text:p text:style-name="P14"><text:span text:style-name="Source_20_Text"><text:s text:c="2"/>"categoria": "economia",</text:span></text:p>
      <text:p text:style-name="P14"><text:span text:style-name="Source_20_Text"><text:s text:c="2"/>"conteudo": "&lt;html&gt;...&lt;/html&gt;", <text:s text:c="5"/>// conteúdo bruto ou resumido</text:span></text:p>
      <text:p text:style-name="P14"><text:span text:style-name="Source_20_Text"><text:s text:c="2"/>"resumo": "A inflação registrou queda em setembro...",</text:span></text:p>
      <text:p text:style-name="P14"><text:span text:style-name="Source_20_Text"><text:s text:c="2"/>"autor": "Redação G1",</text:span></text:p>
      <text:p text:style-name="P14"><text:span text:style-name="Source_20_Text"><text:s text:c="2"/>"publicado_em": "2025-10-12T08:00:00",</text:span></text:p>
      <text:p text:style-name="P14"><text:span text:style-name="Source_20_Text"><text:s text:c="2"/>"coletado_em": "2025-10-12T18:30:00",</text:span></text:p>
      <text:p text:style-name="P14"><text:span text:style-name="Source_20_Text"><text:s text:c="2"/>"tags": ["economia", "inflação", "Brasil"],</text:span></text:p>
      <text:p text:style-name="P14"><text:span text:style-name="Source_20_Text"><text:s text:c="2"/>"status": "processado", <text:s text:c="13"/>// "processado" ou "erro"</text:span></text:p>
      <text:p text:style-name="P14"><text:span text:style-name="Source_20_Text"><text:s text:c="2"/>"erro": null <text:s text:c="24"/>// descrição do erro caso haja falha</text:span></text:p>
      <text:p text:style-name="P15"><text:span text:style-name="Source_20_Text">}</text:span></text:p>
      <text:p text:style-name="P5"/>
      <text:h text:style-name="P8" text:outline-level="2"><text:soft-page-break/>3️⃣ Campos explicado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ampo</text:p>
            </table:table-cell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_id</text:span></text:p>
          </table:table-cell>
          <table:table-cell table:style-name="Tabela1.A1" office:value-type="string">
            <text:p text:style-name="Table_20_Contents">ObjectId</text:p>
          </table:table-cell>
          <table:table-cell table:style-name="Tabela1.A1" office:value-type="string">
            <text:p text:style-name="Table_20_Contents">ID gerado automaticamente pelo MongoDB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ink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URL da notícia (única)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itulo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Título da notícia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ategoria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Categoria ou feed RSS (<text:span text:style-name="Source_20_Text">economia</text:span>, <text:span text:style-name="Source_20_Text">tecnologia</text:span>, <text:span text:style-name="Source_20_Text">politica</text:span>, <text:span text:style-name="Source_20_Text">para</text:span>, <text:span text:style-name="Source_20_Text">ribeirao_preto</text:span>)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onteudo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Conteúdo bruto da página ou HTM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sumo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Trecho resumido para visualização rápida</text:p>
          </table:table-cell>
        </table:table-row>
        <table:table-row>
          <table:table-cell table:style-name="Tabela1.A1" office:value-type="string">
            <text:p text:style-name="Table_20_Contents"><text:span text:style-name="Source_20_Text">autor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Autor da notícia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ublicado_em</text:span></text:p>
          </table:table-cell>
          <table:table-cell table:style-name="Tabela1.A1" office:value-type="string">
            <text:p text:style-name="Table_20_Contents">ISODate</text:p>
          </table:table-cell>
          <table:table-cell table:style-name="Tabela1.A1" office:value-type="string">
            <text:p text:style-name="Table_20_Contents">Data de publicação da notícia no sit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oletado_em</text:span></text:p>
          </table:table-cell>
          <table:table-cell table:style-name="Tabela1.A1" office:value-type="string">
            <text:p text:style-name="Table_20_Contents">ISODate</text:p>
          </table:table-cell>
          <table:table-cell table:style-name="Tabela1.A1" office:value-type="string">
            <text:p text:style-name="Table_20_Contents">Data em que o crawler coletou a notícia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ags</text:span></text:p>
          </table:table-cell>
          <table:table-cell table:style-name="Tabela1.A1" office:value-type="string">
            <text:p text:style-name="Table_20_Contents">Array[String]</text:p>
          </table:table-cell>
          <table:table-cell table:style-name="Tabela1.A1" office:value-type="string">
            <text:p text:style-name="Table_20_Contents">Tags relacionadas à notícia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atus</text:span>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<text:span text:style-name="Source_20_Text">"processado"</text:span> ou <text:span text:style-name="Source_20_Text">"erro"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erro</text:span></text:p>
          </table:table-cell>
          <table:table-cell table:style-name="Tabela1.A1" office:value-type="string">
            <text:p text:style-name="Table_20_Contents">String / null</text:p>
          </table:table-cell>
          <table:table-cell table:style-name="Tabela1.A1" office:value-type="string">
            <text:p text:style-name="Table_20_Contents">Mensagem de erro caso falhe o processamento</text:p>
          </table:table-cell>
        </table:table-row>
      </table:table>
      <text:p text:style-name="P5"/>
      <text:h text:style-name="P8" text:outline-level="2">4️⃣ Índices recomendados</text:h>
      <text:p text:style-name="P7">Para melhorar performance de consultas e evitar duplicidade:</text:p>
      <text:p text:style-name="P13"><text:span text:style-name="Source_20_Text">db.noticias.createIndex({ link: 1 }, { unique: true })</text:span></text:p>
      <text:p text:style-name="P14"><text:span text:style-name="Source_20_Text">db.noticias.createIndex({ categoria: 1 })</text:span></text:p>
      <text:p text:style-name="P15"><text:span text:style-name="Source_20_Text">db.noticias.createIndex({ publicado_em: -1 })</text:span></text:p>
      <text:p text:style-name="P7">✅ <text:span text:style-name="Strong_20_Emphasis">Benefício</text:span>:</text:p>
      <text:list text:style-name="L4">
        <text:list-item>
          <text:p text:style-name="P21">Evita inserção de notícias duplicadas.</text:p>
        </text:list-item>
        <text:list-item>
          <text:p text:style-name="P21">Permite consultas rápidas por categoria e data.</text:p>
        </text:list-item>
      </text:list>
      <text:p text:style-name="P5"/>
      <text:h text:style-name="P8" text:outline-level="2">5️⃣ Possível extensão: status de processamento por worker</text:h>
      <text:p text:style-name="P7">Se quiser monitorar <text:span text:style-name="Strong_20_Emphasis">qual worker processou cada notícia</text:span>, pode adicionar um campo:</text:p>
      <text:p text:style-name="P19"><text:span text:style-name="Source_20_Text">"worker_id": 1</text:span></text:p>
      <text:p text:style-name="P18"><text:line-break/></text:p>
      <text:p text:style-name="Standard"><text:bookmark text:name="31---requisitos-funcionais"/>3.1 – 📌 Requisitos funcionais</text:p>
      <text:p text:style-name="Standard"><text:bookmark text:name="32--️-requisitos-não-funcionais"/>3.2 – ⚙️ Requisitos não funcionais</text:p>
      <text:list text:style-name="L5">
        <text:list-header>
          <text:p text:style-name="P22"/>
        </text:list-header>
      </text:list>
      <text:p text:style-name="Standard"><text:bookmark text:name="33---diagrama-de-classes"/>3.3 – 📐 Diagrama de Classes</text:p>
      <text:p text:style-name="Standard"><text:bookmark text:name="34---padrões-de-projetos-utilizados"/>3.4 – 🧩 Padrões de Projetos Utilizados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13:25:02.127594090</meta:creation-date>
    <dc:date>2025-10-12T20:37:02.918483527</dc:date>
    <meta:editing-duration>PT1H14M21S</meta:editing-duration>
    <meta:editing-cycles>3</meta:editing-cycles>
    <meta:generator>LibreOffice/25.2.2.2$Linux_X86_64 LibreOffice_project/520$Build-2</meta:generator>
    <meta:document-statistic meta:table-count="5" meta:image-count="0" meta:object-count="0" meta:page-count="6" meta:paragraph-count="277" meta:word-count="1048" meta:character-count="8354" meta:non-whitespace-character-count="7252"/>
  </office:meta>
</office:document-meta>
</file>